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 Nasz, Panie nasz,</text:span><text:span text:style-name="T1"><text:line-break/></text:span><text:span text:style-name="T1">Panie nasz</text:span><text:span text:style-name="T1"><text:line-break/></text:span><text:span text:style-name="T1">Wielbimy Cię, wielbimy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Niech się radują Ci,</text:span><text:span text:style-name="T1"><text:line-break/></text:span><text:span text:style-name="T1">którzy szukają Cię /x2</text:span><text:span text:style-name="T1"><text:line-break/></text:span><text:span text:style-name="T1">Niech się radują Ci,</text:span><text:span text:style-name="T1"><text:line-break/></text:span><text:span text:style-name="T1">którzy szukają Cię</text:span><text:span text:style-name="T1"><text:line-break/></text:span><text:span text:style-name="T1">- szukają cię</text:span><text:span text:style-name="T1"><text:line-break/></text:span><text:span text:style-name="T1">Ci, którzy Ciebie kochają</text:span><text:span text:style-name="T1"><text:line-break/></text:span><text:span text:style-name="T1">- Ciebie kochają</text:span><text:span text:style-name="T1"><text:line-break/></text:span><text:span text:style-name="T1">Niech oddają Ci cześć</text:span><text:span text:style-name="T1"><text:line-break/></text:span><text:span text:style-name="T1">Ci, którzy Ciebie kochaj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się radują Ci,</text:span><text:span text:style-name="T1"><text:line-break/></text:span><text:span text:style-name="T1">którzy szukają Cię /x2</text:span><text:span text:style-name="T1"><text:line-break/></text:span><text:span text:style-name="T1">Niech się radują Ci,</text:span><text:span text:style-name="T1"><text:line-break/></text:span><text:span text:style-name="T1">którzy szukają Cię</text:span><text:span text:style-name="T1"><text:line-break/></text:span><text:span text:style-name="T1">- szukają cię</text:span><text:span text:style-name="T1"><text:line-break/></text:span><text:span text:style-name="T1">Oddają Ci cze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my Cię /x3.</text:span><text:span text:style-name="T1"><text:line-break/></text:span><text:span text:style-name="T1">Wielbimy Cię</text:span><text:span text:style-name="T1"><text:line-break/></text:span><text:span text:style-name="T1"><text:line-break/></text:span><text:span text:style-name="T1">Niech się radują Ci,</text:span><text:span text:style-name="T1"><text:line-break/></text:span><text:span text:style-name="T1">którzy szukają Cię /x2</text:span><text:span text:style-name="T1"><text:line-break/></text:span><text:span text:style-name="T1">Niech się radują Ci,</text:span><text:span text:style-name="T1"><text:line-break/></text:span><text:span text:style-name="T1">którzy szukają Cię</text:span><text:span text:style-name="T1"><text:line-break/></text:span><text:span text:style-name="T1">- szukają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09:35</meta:creation-date>
    <dc:creator>Rafał Talacha</dc:creator>
    <dc:date>2009-01-27T14:14:16</dc:date>
    <dc:language>pl-PL</dc:language>
    <meta:editing-cycles>8</meta:editing-cycles>
    <meta:editing-duration>PT7M54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